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a8b40" officeooo:paragraph-rsid="000a8b40" style:font-size-asian="15.75pt" style:font-size-complex="18pt"/>
    </style:style>
    <style:style style:name="P2" style:family="paragraph" style:parent-style-name="Standard">
      <style:text-properties fo:font-size="18pt" style:text-underline-style="none" officeooo:rsid="000a8b40" officeooo:paragraph-rsid="000a8b40" style:font-size-asian="15.75pt" style:font-size-complex="18pt"/>
    </style:style>
    <style:style style:name="P3" style:family="paragraph" style:parent-style-name="Standard">
      <style:text-properties fo:font-size="18pt" style:text-underline-style="none" officeooo:rsid="000bc38e" officeooo:paragraph-rsid="000a8b40" style:font-size-asian="15.75pt" style:font-size-complex="18pt"/>
    </style:style>
    <style:style style:name="P4" style:family="paragraph" style:parent-style-name="Standard">
      <style:text-properties fo:font-size="18pt" style:text-underline-style="none" officeooo:rsid="000bc38e" officeooo:paragraph-rsid="000bc38e" style:font-size-asian="15.75pt" style:font-size-complex="18pt"/>
    </style:style>
    <style:style style:name="P5" style:family="paragraph" style:parent-style-name="Standard">
      <style:text-properties fo:font-size="18pt" style:text-underline-style="none" officeooo:rsid="000cd8d6" officeooo:paragraph-rsid="000cd8d6" style:font-size-asian="15.75pt" style:font-size-complex="18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0a8b40" officeooo:paragraph-rsid="000a8b40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c38e"/>
    </style:style>
    <style:style style:name="T3" style:family="text">
      <style:text-properties officeooo:rsid="000cd8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l letter</text:p>
      <text:p text:style-name="P1"/>
      <text:p text:style-name="P2">Ghaz<text:span text:style-name="T3">anfar</text:span> <text:span text:style-name="T3">Hussein</text:span></text:p>
      <text:p text:style-name="P2">52 street, G9/1</text:p>
      <text:p text:style-name="P2">Islamabad, 03555363676</text:p>
      <text:p text:style-name="P2"><text:a xlink:type="simple" xlink:href="mailto:xyz@gmail.com" text:style-name="Internet_20_link" text:visited-style-name="Visited_20_Internet_20_Link">xyz@gmail.com</text:a></text:p>
      <text:p text:style-name="P2"/>
      <text:p text:style-name="P2">March 19,2021</text:p>
      <text:p text:style-name="P2"/>
      <text:p text:style-name="P2">Johnson Jones </text:p>
      <text:p text:style-name="P2">Manager</text:p>
      <text:p text:style-name="P2"><text:span text:style-name="T2">Medina</text:span> cash and carry</text:p>
      <text:p text:style-name="P2">street 34,G7</text:p>
      <text:p text:style-name="P2">Islamabad</text:p>
      <text:p text:style-name="P2"/>
      <text:p text:style-name="P2">Subject:<text:span text:style-name="T1">Complain about the defected iron bought from your CSD store</text:span> </text:p>
      <text:p text:style-name="P2"/>
      <text:p text:style-name="P2">Dear Johnson,</text:p>
      <text:p text:style-name="P3"/>
      <text:p text:style-name="P4">I’m <text:span text:style-name="T3">Ghazanfar</text:span>, yesterday I bought an Article from your store and today I found it was faulty. It is not working properly , as it is in your policy you replace the product or refund the amount paid by the customer. So I’m writing this letter in order to resolve this issue , kindly replace the product or according to your policy pay my money back. I am <text:span text:style-name="T3">looking forward</text:span> for <text:span text:style-name="T3">your </text:span>positive response.</text:p>
      <text:p text:style-name="P4"/>
      <text:p text:style-name="P5">Sincerely,</text:p>
      <text:p text:style-name="P5">Ghazanfar Hussain</text:p>
      <text:p text:style-name="P2"/>
      <text:p text:style-name="P2"/>
      <text:p text:style-name="P2"/>
      <text:p text:style-name="P1"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5:47:56.230056151</meta:creation-date>
    <dc:date>2021-03-19T16:15:07.274853310</dc:date>
    <meta:editing-duration>PT4M39S</meta:editing-duration>
    <meta:editing-cycles>1</meta:editing-cycles>
    <meta:document-statistic meta:table-count="0" meta:image-count="0" meta:object-count="0" meta:page-count="2" meta:paragraph-count="16" meta:word-count="111" meta:character-count="660" meta:non-whitespace-character-count="563"/>
    <meta:generator>LibreOffice/6.4.6.2$Linux_X86_64 LibreOffice_project/40$Build-2</meta:generator>
  </office:meta>
</office:document-meta>
</file>